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office:value-type="string" calcext:value-type="string">
            <text:p>639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3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.00.0000</text:date>, <text:time style:data-style-name="N2" text:time-value="10:48:53.0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31T10:49:53.212000000</dc:date>
    <meta:editing-duration>P10DT5H37M14S</meta:editing-duration>
    <meta:editing-cycles>4100</meta:editing-cycles>
    <meta:document-statistic meta:table-count="1" meta:cell-count="728" meta:object-count="0"/>
    <meta:user-defined meta:name="qrichtext">1</meta:user-defined>
  </office:meta>
</office:document-meta>
</file>